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style:font-size-asian="18pt" style:font-name-complex="Arial Narrow" style:font-size-complex="18pt"/>
    </style:style>
    <style:style style:name="P3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6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8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0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font-name-complex="Arial Narrow"/>
    </style:style>
    <style:style style:name="P11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style:font-name="Arial Narrow" style:font-name-complex="Arial Narrow"/>
    </style:style>
    <style:style style:name="P13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 style:font-size-complex="14pt"/>
    </style:style>
    <style:style style:name="P14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style:font-name-complex="Arial Narrow"/>
    </style:style>
    <style:style style:name="P1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6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style:font-name-complex="Arial Narrow"/>
    </style:style>
    <style:style style:name="P17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font-name-complex="Arial Narrow"/>
    </style:style>
    <style:style style:name="P18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19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20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style:font-name-complex="Arial Narrow"/>
    </style:style>
    <style:style style:name="P21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style:font-name-complex="Arial Narrow"/>
    </style:style>
    <style:style style:name="P22" style:family="paragraph" style:parent-style-name="Standard">
      <style:paragraph-properties fo:margin-left="0.318cm" fo:margin-right="0cm" fo:text-indent="0.318cm" style:auto-text-indent="false"/>
      <style:text-properties style:font-name="Arial Narrow" style:font-name-complex="Arial Narrow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font-name="Arial Narrow" style:font-name-complex="Arial Narrow"/>
    </style:style>
    <style:style style:name="P24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25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weight="bold" style:font-weight-asian="bold" style:font-name-complex="Arial Narrow"/>
    </style:style>
    <style:style style:name="P26" style:family="paragraph" style:parent-style-name="Standard">
      <style:paragraph-properties fo:margin-left="0.319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27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font-weight="bold" style:font-weight-asian="bold" style:font-name-complex="Arial Narrow"/>
    </style:style>
    <style:style style:name="P28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font-weight="bold" style:font-weight-asian="bold" style:font-name-complex="Arial Narrow"/>
    </style:style>
    <style:style style:name="P2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weight="bold" style:font-weight-asian="bold" style:font-name-complex="Arial Narrow"/>
    </style:style>
    <style:style style:name="P30" style:family="paragraph" style:parent-style-name="Standard">
      <style:paragraph-properties fo:margin-left="0.319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31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font-weight="bold" fo:background-color="#ffff00" style:font-weight-asian="bold" style:font-name-complex="Arial Narrow"/>
    </style:style>
    <style:style style:name="P3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 Narrow"/>
    </style:style>
    <style:style style:name="P33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 Narrow"/>
    </style:style>
    <style:style style:name="P34" style:family="paragraph" style:parent-style-name="Standard">
      <style:paragraph-properties fo:margin-left="0.319cm" fo:margin-right="0cm" fo:text-indent="0cm" style:auto-text-indent="false"/>
      <style:text-properties style:font-name="Arial Narrow" fo:language="en" fo:country="GB" style:font-name-complex="Arial Narrow"/>
    </style:style>
    <style:style style:name="P3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 Narrow"/>
    </style:style>
    <style:style style:name="P36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 Narrow"/>
    </style:style>
    <style:style style:name="P3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 Narrow"/>
    </style:style>
    <style:style style:name="P38" style:family="paragraph" style:parent-style-name="Standard" style:list-style-name="">
      <style:paragraph-properties fo:margin-left="0.319cm" fo:margin-right="0cm" fo:text-indent="0cm" style:auto-text-indent="false"/>
      <style:text-properties style:font-name="Arial Narrow" fo:background-color="#ffff00" style:font-name-complex="Arial Narrow"/>
    </style:style>
    <style:style style:name="P39" style:family="paragraph" style:parent-style-name="Standard">
      <style:paragraph-properties fo:margin-left="0.319cm" fo:margin-right="0cm" fo:text-indent="0cm" style:auto-text-indent="false"/>
      <style:text-properties style:font-name="Arial Narrow" fo:background-color="#ffff00" style:font-name-complex="Arial Narrow"/>
    </style:style>
    <style:style style:name="P4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officeooo:rsid="000656cd" officeooo:paragraph-rsid="000656cd" fo:background-color="#ffff00" style:font-name-complex="Arial Narrow"/>
    </style:style>
    <style:style style:name="P41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42" style:family="paragraph" style:parent-style-name="Standard">
      <style:paragraph-properties fo:margin-left="0.318cm" fo:margin-right="0cm" fo:text-indent="0cm" style:auto-text-indent="false"/>
    </style:style>
    <style:style style:name="P43" style:family="paragraph" style:parent-style-name="Standard">
      <style:paragraph-properties fo:margin-left="0.319cm" fo:margin-right="0cm" fo:text-indent="0cm" style:auto-text-indent="false"/>
    </style:style>
    <style:style style:name="P4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45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</style:style>
    <style:style style:name="P46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47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48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49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0" style:family="paragraph" style:parent-style-name="Standard" style:list-style-name="">
      <style:paragraph-properties fo:margin-left="0.319cm" fo:margin-right="0cm" fo:text-indent="0cm" style:auto-text-indent="false"/>
    </style:style>
    <style:style style:name="P51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2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3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4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</style:style>
    <style:style style:name="P56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</style:style>
    <style:style style:name="P57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style:font-name-asian="Arial Narrow" style:font-name-complex="Arial Narrow"/>
    </style:style>
    <style:style style:name="T3" style:family="text">
      <style:text-properties style:font-name="Arial Narrow" style:font-name-complex="Arial Narrow"/>
    </style:style>
    <style:style style:name="T4" style:family="text">
      <style:text-properties style:font-name="Arial Narrow" style:font-name-complex="Arial Narrow"/>
    </style:style>
    <style:style style:name="T5" style:family="text">
      <style:text-properties style:font-name="Arial Narrow" fo:font-weight="bold" fo:background-color="#ffff00" loext:char-shading-value="0" style:font-weight-asian="bold" style:font-name-complex="Arial Narrow" style:font-weight-complex="bold"/>
    </style:style>
    <style:style style:name="T6" style:family="text">
      <style:text-properties style:font-name="Arial Narrow" fo:language="en" fo:country="GB" style:font-name-complex="Arial Narrow"/>
    </style:style>
    <style:style style:name="T7" style:family="text">
      <style:text-properties style:font-name="Arial Narrow" fo:background-color="transparent" loext:char-shading-value="0" style:font-name-complex="Arial Narrow"/>
    </style:style>
    <style:style style:name="T8" style:family="text">
      <style:text-properties style:font-name="Arial Narrow" fo:background-color="#ffff00" loext:char-shading-value="0" style:font-name-complex="Arial Narrow"/>
    </style:style>
    <style:style style:name="T9" style:family="text">
      <style:text-properties fo:language="en" fo:country="GB"/>
    </style:style>
    <style:style style:name="T10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1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2" style:family="text">
      <style:text-properties fo:color="#000000" loext:opacity="100%" style:font-name="Arial Narrow" fo:font-size="12pt" fo:language="it" fo:country="IT" fo:background-color="#ffff00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3" style:family="text">
      <style:text-properties fo:color="#000000" loext:opacity="100%" style:font-name="Arial Narrow" fo:font-size="12pt" fo:language="it" fo:country="IT" fo:font-weight="bold" fo:background-color="transparent" loext:char-shading-value="0" style:font-name-asian="Times New Roman" style:font-size-asian="12pt" style:language-asian="zh" style:country-asian="CN" style:font-weight-asian="bold" style:font-name-complex="Arial Narrow" style:font-size-complex="12pt" style:language-complex="ar" style:country-complex="SA" style:font-weight-complex="bold"/>
    </style:style>
    <style:style style:name="T14" style:family="text">
      <style:text-properties fo:color="#000000" loext:opacity="100%" style:font-name="Arial Narrow" style:font-name-complex="Arial Narro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2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anuale operativo display</text:h>
      <text:p text:style-name="P3">Per TSDZ2 open source firmware v20.1C.2 </text:p>
      <text:p text:style-name="P4">versione modificata della 20 beta 1 (C)</text:p>
      <text:p text:style-name="P4">adattata ai display originali VLCD5 – VLCD6 – XH18</text:p>
      <text:p text:style-name="P4"/>
      <text:p text:style-name="P8">Prima di utilizzare il display e la bici, leggere attentamente il manuale e la guida al configuratore parametri.</text:p>
      <text:p text:style-name="P11">Consultare le leggi del proprio paese relative alla circolazione stradale con biciclette a pedalata assistita.</text:p>
      <text:p text:style-name="P9">Il funzionamento di base dei display rimane quello originale.</text:p>
      <text:p text:style-name="P11">Di seguito non si farà mai riferimento al nome del tasto utilizzato ma alla funzione richiamata, questo perché sui vari display, le funzioni sono richiamate da tasti diversi.</text:p>
      <text:p text:style-name="P9">In particolare si useranno: <text:s/>“luci” <text:tab/><text:tab/>- VLCD5 e XH18, tasto accensione on/off.</text:p>
      <text:p text:style-name="P8"><text:tab/><text:tab/><text:tab/><text:tab/><text:tab/><text:tab/>- VLCD6, tasto (-) 2 secondi.</text:p>
      <text:p text:style-name="P9"><text:tab/><text:tab/><text:tab/> <text:s text:c="7"/>“walk assist” <text:tab/>- VLCD5, tasto (-) 3 secondi.</text:p>
      <text:p text:style-name="P11"><text:tab/><text:tab/><text:tab/><text:tab/><text:tab/><text:tab/>- VLCD6, tasto (+) 2 secondi.</text:p>
      <text:p text:style-name="P12"><text:tab/><text:tab/><text:tab/><text:tab/><text:tab/>- XH18, manopola “Giu” 5 secondi.</text:p>
      <text:p text:style-name="P47"><text:span text:style-name="T2"><text:s text:c="7"/></text:span><text:span text:style-name="T3">“cambio livello” <text:tab/>- VLCD5 e VLCD6, tasti (+) o (-).</text:span></text:p>
      <text:p text:style-name="P12"><text:tab/><text:tab/><text:tab/><text:tab/><text:tab/>- XH18, manopola “Su” o “Giu”.</text:p>
      <text:p text:style-name="P9">Il tasto luci rimane sempre attivo per accendere e spegnere le luci se premuto una sola volta.</text:p>
      <text:p text:style-name="P11">Le funzionalità aggiuntive sono richiamabili con una combinazione del tasto luci, premuto due volte consecutive (on/off) e del livello selezionato.</text:p>
      <text:p text:style-name="P9">Sono previste due modalità di utilizzo del display, visualizzazione dati e impostazione parametri.</text:p>
      <text:p text:style-name="P11">La funzione per visualizzare i dati è “Auto display data” (default abilitata), quella per impostare parametri è “Set parameters” (default disabilitata). Possono essere abilitate o disabilitate contemporaneamente.</text:p>
      <text:p text:style-name="P11">I valori di default sono modificabili nel configuratore, oppure a display salvando la configurazione in eeprom.</text:p>
      <text:p text:style-name="P24"/>
      <text:p text:style-name="P5">VISUALIZZAZIONE DATI</text:p>
      <text:p text:style-name="P9">Con questa funzione è possibile visualizzare a display, dati inerenti il funzionamento del motore TSDZ2.</text:p>
      <text:p text:style-name="P11">I dati sono visualizzati nel campo della velocità, con valori compresi tra 3.0 e 99.9, valori inferiori vengono ignorati, questo è un limite dei display.</text:p>
      <text:p text:style-name="P11">Per una migliore risoluzione dei dati, impostare il diametro della ruota, solo a display, al massimo disponibile.</text:p>
      <text:p text:style-name="P11">La visualizzazione dei dati è attiva a tutti i livelli di marcia (da 1 a 4, ECO – TOUR – SPORT - TURBO)</text:p>
      <text:p text:style-name="P11">Il livello 0 – OFF è riservato alle funzioni del display.</text:p>
      <text:p text:style-name="P9">Utilizzo. All’accensione delle luci, i dati sono visualizzati automaticamente in sequenza, per il tempo impostato di ogni singolo dato, poi le luci possono essere spente o lasciate accese.</text:p>
      <text:p text:style-name="P11">Il tipo di dati, il numero di dati, l’ordine della sequenza e i tempi di visualizzazione di ogni singolo dato, si impostano nel configuratore.</text:p>
      <text:p text:style-name="P8">Di default è prevista la visualizzazione di due dati, 1 - percentuale residua batteria, 2 - tensione batteria, per un tempo di 5 secondi ognuno.</text:p>
      <text:p text:style-name="P9">Se la funzione “Set parameters” è abilitata, viene prima visualizzato il codice e lo stato del parametro selezionato per 5 secondi, poi la sequenza di dati.</text:p>
      <text:p text:style-name="P8">Se il tempo di un dato è impostando a zero, la visualizzazione di quel dato è continua, senza limite di tempo.</text:p>
      <text:p text:style-name="P11">E’ possibile interrompere la sequenza di visualizzazione spegnendo le luci.</text:p>
      <text:p text:style-name="P11">Cambiando livello prima della fine del tempo si passa al dato successivo, fino all’ultimo della sequenza.</text:p>
      <text:p text:style-name="P11">Se le luci sono già accese, per ripetere la visualizzazione, basta spegnerle e riaccenderle.</text:p>
      <text:p text:style-name="P9">Attenzione, il display interpreta sempre i dati ricevuti come una velocità e di conseguenza incrementa il contachilometri, anche a bici ferma.</text:p>
      <text:p text:style-name="P11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9"><text:soft-page-break/>All’accensione del display viene visualizzato per 5 secondi un dato scelto nel configuratore.</text:p>
      <text:p text:style-name="P8">Disponibili: None = nessun dato, Soc % = percentuale residua batteria (default), Volts = tensione batteria.</text:p>
      <text:p text:style-name="P8">Il dato visualizzato, serve anche come riferimento per il tempo di attesa prima di mettere i piedi sui pedali.</text:p>
      <text:p text:style-name="P13"/>
      <text:p text:style-name="P6">IMPOSTAZIONE PARAMETRI – FUNZIONI</text:p>
      <text:p text:style-name="P9">La gestione dei parametri è organizzata come un menu, dove i 5 livelli sono le voci principali e per ogni livello 3 voci secondarie.</text:p>
      <text:p text:style-name="P8">Per modificare i parametri deve essere abilitata la funzione “Set parameters” (default disabilitata).</text:p>
      <text:p text:style-name="P9">Utilizzo. Scegliere il livello (voce del menu principale), alla prima pressione del tasto luci (on) viene visualizzato un codice, che abbinato al livello selezionato, identifica il parametro da modificare.</text:p>
      <text:p text:style-name="P11">Premendo il tasto luci <text:s/>una seconda volta (off) entro 5 secondi, si conferma la modifica e il codice lampeggia.</text:p>
      <text:p text:style-name="P11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9">I codici dei menu secondari sono in sequenza E02, E03, E04.</text:p>
      <text:p text:style-name="P11">Attenzione, nella sequenza dei menu secondari <text:s/>solo l’ultimo parametro impostato rimane confermato.</text:p>
      <text:p text:style-name="P11">Attenzione, non confondere i codici di errore con quelli dei parametri, questi ultimi sono sempre visualizzati volontariamente con una pressione del tasto luci. I codici di errore sono visualizzati automaticamente.</text:p>
      <text:p text:style-name="P11">Anche in presenza di un errore è possibile accedere all’impostazione dei parametri.</text:p>
      <text:p text:style-name="P11">Terminata l’operazione ritorna il codice errore se ancora presente.</text:p>
      <text:p text:style-name="P9">La funzione “Set parameters” si abilita/disabilita a livello 0-OFF impostando E02 - SET PARAMETER, tasto luci 2 volte (on/off) fino a E02 lampeggiante.</text:p>
      <text:p text:style-name="P11">Ora si può modificare l’impostazione degli altri parametri come da menu elencato più avanti.</text:p>
      <text:p text:style-name="P11">E' un passaggio in più, ma anche una sicurezza contro modifiche involontarie.</text:p>
      <text:p text:style-name="P11">Scegliere il livello del menu desiderato e il parametro da modificare seguendo la procedura descritta.</text:p>
      <text:p text:style-name="P9">Durante la modifica di un parametro, oltre al codice per identificarlo, viene visualizzato anche lo stato del parametro stesso.</text:p>
      <text:p text:style-name="P11">Alla prima pressione del tasto luci (on) lo stato corrente, alla seconda (off) con codice lampeggiante il nuovo <text:s/>stato modificato.</text:p>
      <text:p text:style-name="P11">Con XH18, codice e stato sono in due campi differenti e quindi sono visualizzati contemporaneamente.</text:p>
      <text:p text:style-name="P11">Con VLCD5/6, codice e stato si alternano in quanto visualizzati nello stesso campo della velocità.</text:p>
      <text:p text:style-name="P11">I parametri si abilitano e disabilitano sempre nella stessa posizione di menu, lo stato è indicato dal <text:s/>primo numero a sinistra nel campo della velocità, 1=enable 0=disable.</text:p>
      <text:p text:style-name="P11">Le modalità di assistenza sono identificabili con un numero da 1 a 6 come elencato più avanti.</text:p>
      <text:p text:style-name="P11">La configurazione delle luci con un numero da 0 a 8 in funzione delle scelte fatte nel configuratore.</text:p>
      <text:p text:style-name="P9">Le voci dei menu sono in ordine di priorità, al primo posto quelle verosimilmente più usate.</text:p>
      <text:p text:style-name="P11">Non è previsto un comando per il ritorno ai valori di default, se necessario, basta spegnere e riaccendere.</text:p>
      <text:p text:style-name="P9">La funzione “Auto display data” si abilita/disabilita a livello 0-OFF impostando E03 – AUTO DISPLAY DATA, tasto luci 2 + 2 volte fino a E03 lampeggiante.</text:p>
      <text:p text:style-name="P11">E' possibile salvare le impostazioni correnti come default, a livello 0-OFF, impostare E04-SAVE DEFAULT, tasto luci 2 + 2 + 2 volte fino a E04 lampeggiante.</text:p>
      <text:p text:style-name="P9">Procedura per il reset manuale della percentuale residua batteria.</text:p>
      <text:p text:style-name="P11">Selezionare il livello 4-TURBO e premere il tasto luci 2 volte (on/off) entro 5 secondi dall’accensione.</text:p>
      <text:p text:style-name="P11">Alla prima pressione (on) viene visualizzata la percentuale precedentemente memorizzata, alla seconda pressione (off) la percentuale reale, calcolata con i valori di tensione usati per le tacche.</text:p>
      <text:p text:style-name="P11">Utile quando si mette una batteria non completamente carica o alla prima accensione dopo il caricamento del programma.</text:p>
      <text:p text:style-name="P11">A batteria completamente carica, il reset al 99,9% è automatico.</text:p>
      <text:p text:style-name="P11"/>
      <text:p text:style-name="P25">Descrizione delle voci del menu e valori dei livelli di assistenza di default:</text:p>
      <text:p text:style-name="P9">LEVEL 0 - OFF <text:s text:c="3"/>-&gt;<text:tab/>DISPLAY FUNCTION<text:tab/>funzioni del display e salvataggio impostazioni</text:p>
      <text:p text:style-name="P44"><text:span text:style-name="T3"><text:tab/></text:span><text:span text:style-name="T6">E02<text:tab/>- SET PARAMETER<text:tab/><text:tab/>enable (1) / disable (0)</text:span></text:p>
      <text:p text:style-name="P32"><text:tab/>E03 <text:tab/>- AUTO DISPLAY DATA<text:tab/>enable (1) / disable (0)</text:p>
      <text:p text:style-name="P44"><text:span text:style-name="T6"><text:tab/></text:span><text:span text:style-name="T3">E04 <text:tab/>- SAVE DEFAULT<text:tab/><text:tab/>per salvare le impostazioni correnti (diventano di default)</text:span></text:p>
      <text:p text:style-name="P11"/>
      <text:p text:style-name="P11">LEVEL 1 - ECO <text:s text:c="3"/>-&gt;<text:tab/>MOTOR FUNCTION<text:tab/>funzioni strada e motore</text:p>
      <text:p text:style-name="P44"><text:span text:style-name="T3"><text:tab/></text:span><text:span text:style-name="T6">E02 <text:tab/>- STREET MODE<text:tab/><text:tab/>enable (1) / disable (0)</text:span></text:p>
      <text:p text:style-name="P32"><text:tab/>E03 <text:tab/>- STARTUP BOOST<text:tab/><text:tab/>enable (1) / disable (0)</text:p>
      <text:p text:style-name="P14">E04 <text:tab/>- TORQUE SENSOR ADV.<text:tab/>enable (1) / disable (0) e calibrazione torque sensor</text:p>
      <text:p text:style-name="P11"/>
      <text:p text:style-name="P11">LEVEL 2 - TOUR <text:s/>-&gt; <text:s/><text:tab/>ASSIST MODE 1<text:tab/>Cambio modalità di assistenza 1</text:p>
      <text:p text:style-name="P44"><text:span text:style-name="T3"><text:tab/></text:span><text:span text:style-name="T6">E02 <text:s text:c="3"/>1<text:tab/>- POWER ASSIST<text:tab/>ECO-50 <text:s text:c="2"/>TOUR-100 <text:s/>SPORT-180 <text:s text:c="2"/>TURBO-280<text:tab/> (30-500%)</text:span></text:p>
      <text:p text:style-name="P44"><text:span text:style-name="T6"><text:tab/></text:span><text:span text:style-name="T3">E03 <text:s text:c="3"/>2<text:tab/>- TORQUE ASSIST<text:tab/>ECO-50 <text:s text:c="2"/>TOUR-80 <text:s text:c="3"/>SPORT-110 <text:s text:c="2"/>TURBO-140<text:tab/> (fino 254)</text:span></text:p>
      <text:p text:style-name="P9"><text:tab/>E04 <text:s text:c="3"/>3<text:tab/>- CADENCE ASSIST<text:tab/>ECO-50 <text:s text:c="2"/>TOUR-85 <text:s text:c="3"/>SPORT-120 <text:s text:c="2"/>TURBO-160<text:tab/> (fino 254)</text:p>
      <text:p text:style-name="P11"/>
      <text:p text:style-name="P11">LEVEL 3 - SPORT -&gt; <text:tab/>ASSIST MODE 2<text:tab/>Cambio modalità di assistenza 2</text:p>
      <text:p text:style-name="P44"><text:span text:style-name="T3"><text:tab/></text:span><text:span text:style-name="T6">E02 <text:s text:c="3"/>4<text:tab/>- EMTB ASSIST<text:tab/>ECO-6 <text:s text:c="4"/>TOUR-8 <text:s text:c="4"/>SPORT-10 <text:s text:c="2"/>TURBO-12<text:tab/>(1-20)</text:span></text:p>
      <text:p text:style-name="P44"><text:span text:style-name="T6"><text:tab/></text:span><text:span text:style-name="T3">E03 <text:s text:c="3"/>5<text:tab/>- HYBRID ASSIST<text:tab/>Valori combinati di POWER e TORQUE</text:span></text:p>
      <text:p text:style-name="P44"><text:span text:style-name="T3"><text:tab/></text:span><text:span text:style-name="T6">E04 <text:s text:c="3"/>6<text:tab/>- CRUISE MODE<text:tab/>ECO-15 <text:s text:c="2"/>TOUR-18 <text:s text:c="2"/>SPORT-21 <text:s text:c="2"/>TURBO-24<text:tab/>(km/h)</text:span></text:p>
      <text:p text:style-name="P33"/>
      <text:p text:style-name="P33">LEVEL 4 - TURBO <text:s/>-&gt; <text:s/>LIGHTS MODE<text:tab/><text:tab/>Configurazione luci</text:p>
      <text:p text:style-name="P32"><text:tab/>E02 <text:s text:c="3"/>1<text:tab/>- Lights ON (0)/Lights FLASHING (1)</text:p>
      <text:p text:style-name="P32"><text:tab/>E03 <text:s text:c="3"/>6<text:tab/>- LIGHTS ON &amp; BRAKE FLASHING <text:s/>or <text:tab/>ASSIST WITHOUT PEDALIG ROTATION (0 / 1)</text:p>
      <text:p text:style-name="P32"><text:tab/>E04 <text:s text:c="3"/>7<text:tab/>- LIGHTS FLASHING &amp; BRAKE ON <text:s/>or <text:s/>ASSIST WITH SENSORS ERROR (0 / 1)</text:p>
      <text:p text:style-name="P32"/>
      <text:p text:style-name="P26">Scelta modalità di assistenza</text:p>
      <text:p text:style-name="P9">Sono disponibili 6 modalità di assistenza, scegliere quella preferita.</text:p>
      <text:p text:style-name="P9">1 - POWER ASSIST <text:s text:c="2"/><text:tab/>assistenza proporzionale alla potenza sui pedali</text:p>
      <text:p text:style-name="P11">2 - TORQUE ASSIST <text:s/><text:tab/>assistenza proporzionale alla coppia sui pedali</text:p>
      <text:p text:style-name="P11">3 - CADENCE ASSIST<text:tab/>assistenza subordinata al movimento dei pedali</text:p>
      <text:p text:style-name="P11">4 - EMTB ASSIST <text:s text:c="3"/><text:tab/><text:tab/>assistenza con percentuale progressiva della coppia sui pedali</text:p>
      <text:p text:style-name="P11">5 - HYBRID ASSIST<text:tab/><text:tab/>assistenza combinata power + torque</text:p>
      <text:p text:style-name="P11">6 - CRUISE MODE<text:tab/><text:tab/>assistenza con controllo della velocità.</text:p>
      <text:p text:style-name="P9">In ogni modalità, sono previsti 4 livelli di assistenza ECO – TOUR – SPORT – TURBO.</text:p>
      <text:p text:style-name="P8">I valori di assistenza per ogni livello e per ogni modalità sono modificabili nel configuratore.</text:p>
      <text:p text:style-name="P8">A livello 0-OFF il motore è fermo.</text:p>
      <text:p text:style-name="P8">La modalità di assistenza si imposta a livello 2 o a livello 3, come indicato nella tabella precedente, premendo il tasto luci 2 volte (on/off) per ogni posizione (E02 - E03 - E04).</text:p>
      <text:p text:style-name="P11">La modalità di assistenza all’accensione (di default “Power assist”), è modificabile nel configuratore, oppure a display salvando in eeprom la configurazione corrente.</text:p>
      <text:p text:style-name="P27">Modalità di assistenza WALK ASSIST</text:p>
      <text:p text:style-name="P10">Da utilizzare quando è necessaria un’assistenza per spingere la bici a piedi fino a 6 km/h.</text:p>
      <text:p text:style-name="P11">Attivabile col pulsante dedicato, consultare il manuale del proprio display.</text:p>
      <text:p text:style-name="P11">Sono previsti 4 livelli di assistenza ECO – TOUR – SPORT – TURBO.</text:p>
      <text:p text:style-name="P11"><text:soft-page-break/>I valori di assistenza sono modificabili nel configuratore.</text:p>
      <text:p text:style-name="P11">A livello 0-OFF nessuna assistenza <text:s/>ad eccezione del display XH18 e VLCD5.</text:p>
      <text:p text:style-name="P9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9">Usare marce basse, marce alte procurano uno stress alla trasmissione.</text:p>
      <text:p text:style-name="P11">E’ disponibile un tempo antirimbalzo sul pulsante di attivazione del walk assist, utile su terreni accidentati quando un rimbalzo può causare il rilascio non voluto del pulsante.</text:p>
      <text:p text:style-name="P11">Da abilitare e configurare, consultare la guida alla configurazione dei parametri.</text:p>
      <text:p text:style-name="P31">Modalità di assistenza STARTUP ASSIST</text:p>
      <text:p text:style-name="P48">Deve essere abilitato nel configuratore “Startup assist enabled”.</text:p>
      <text:p text:style-name="P49">Serve per partire da fermo su salite difficili.</text:p>
      <text:p text:style-name="P46"><text:span text:style-name="T10">Si attiva con le luci accese premendo il pulsante “Walk assist” e, tenendolo premuto, iniziare a pedalare. Dopo l'avvio, rilasciare il pulsante. Il tempo di utilizzo è limitato a 10 secondi. </text:span><text:span text:style-name="T11"><text:line-break/></text:span><text:span text:style-name="T12">Con pulsante premuto il funzionamento è simile all’acceleratore ma per partire è necessario pedalare,</text:span><text:span text:style-name="T10"> la potenza erogata dipende dal livello di assistenza e dalla spinta sui pedali.</text:span><text:span text:style-name="T12"> </text:span></text:p>
      <text:p text:style-name="P48">Attenzione, se “Startup assist” è abilitato, “Walk assist” è disponibile solo con le luci spente.</text:p>
      <text:p text:style-name="P27">Scelta modalità strada</text:p>
      <text:p text:style-name="P9">Modalità strada, si abilita/disabilita a livello 1, impostando E02 - STREET MODE, tasto luci 2 volte fino a E02 lampeggiante.</text:p>
      <text:p text:style-name="P11">E’ una funzione che può essere configurata come una modalità di guida legale, è possibile limitare la velocità e la potenza del motore. L'acceleratore, il modo cruise <text:s/>e il walk assist sono disabilitati. </text:p>
      <text:p text:style-name="P11">Per queste impostazioni, consultare la guida alla configurazione dei parametri.</text:p>
      <text:p text:style-name="P11">Informarsi sulle restrizioni legislative riguardo i limiti di velocità e di potenza del motore.</text:p>
      <text:p text:style-name="P9">Modalità fuori strada, si attiva con modalità strada disabilitata.</text:p>
      <text:p text:style-name="P11">Da usare al di fuori delle strade pubbliche, è possibile impostare limiti di velocità e di potenza diversi da quelli in modalità strada.</text:p>
      <text:p text:style-name="P27">Scelta startup boost</text:p>
      <text:p text:style-name="P9">La funzione BOOST, se abilitata, aumenta l’assistenza in partenza e a bassa cadenza in modalità “Power assist”.</text:p>
      <text:p text:style-name="P11">Si abilita/disabilita a livello 1, impostando E03 – STARTUP BOOST, tasto luci 2 + 2 volte fino a E03 lampeggiante.</text:p>
      <text:p text:style-name="P27">Scelta torque sensor advanced</text:p>
      <text:p text:style-name="P9">La funzione “Torque sensor advanced”, se abilitata, ottimizza la gamma di utilizzo del sensore di coppia.</text:p>
      <text:p text:style-name="P11">Necessaria una calibrazione, consultare la guida alla configurazione parametri.</text:p>
      <text:p text:style-name="P11">Si abilita/disabilita a livello 1, impostando E04 – TORQUE SENSOR ADV, tasto luci 2 + 2 + 2 volte fino a E04 lampeggiante.</text:p>
      <text:p text:style-name="P36">Calibrazione dei valori ADC del sensore di coppia.</text:p>
      <text:p text:style-name="P16">In questa posizione del menu con E04 lampeggiante, premendo ancora il tasto luci (on), viene visualizzato per 5 secondi il valore ADC del sensore di coppia, premendolo di nuovo (off) il tempo di visualizzazione aumenta a 25 secondi, sufficiente per ottenere i valori di calibrazione ADC da inserire nel configuratore.</text:p>
      <text:p text:style-name="P9">Il valore ADC del sensore di coppia senza nessuna spinta sui pedali in “Pedal torque ADC offset”.</text:p>
      <text:h text:style-name="P50" text:outline-level="1"><text:span text:style-name="T14">Il valore ADC del sensore di coppia con la massima spinta applicata al pedale (ciclista in piedi, sul pedale destro in posizione orizzontale) in</text:span><text:span text:style-name="T3"> “Pedal torque ADC max”. Per terminare l’operazione prima della fine del tempo cambiare livello, oppure proseguire per la successiva calibrazione.</text:span></text:h>
      <text:h text:style-name="P38" text:outline-level="1">Con VLCD5, è possibile visualizzare i valori del sensore di coppia anche nel menu nascosto del display.</text:h>
      <text:p text:style-name="P36"><text:soft-page-break/>Calibrazione del fattore di conversione ADC del sensore di coppia.</text:p>
      <text:p text:style-name="P10">Ancora con E04 lampeggiante, premere il tasto luci (on), viene visualizzato per 5 secondi il valore del fattore di conversione ADC (default 67), premendo il tasto luci di nuovo (off) il tempo di visualizzazione aumenta a 25 secondi, ora si può effettuare la calibrazione del fattore di conversione ADC.</text:p>
      <text:p text:style-name="P41">Lo scopo di questa calibrazione è quello di ottenere un corretto calcolo della potenza umana (fino a 25 kg).</text:p>
      <text:p text:style-name="P46"><text:span text:style-name="T13">Attenzione</text:span><text:span text:style-name="T11">: “Torque sensor advanced” deve essere disabilitato.</text:span></text:p>
      <text:p text:style-name="P9">Preparare un peso da 20 a 25 kg, che possa essere appeso al pedale in posizione orizzontale.</text:p>
      <text:p text:style-name="P11">Entro i 25 secondi, appendere il peso al pedale e con il valore visualizzato a display, attivare walk assist.</text:p>
      <text:p text:style-name="P11">A display viene visualizzato un altro numero che incrementa gradualmente, rilasciare walk assist quando il valore visualizzato corrisponde al peso sul pedale.</text:p>
      <text:p text:style-name="P11">Dopo il rilascio di walk assist, a display c’è il nuovo valore calcolato del fattore di conversione ADC.</text:p>
      <text:p text:style-name="P11">Prendere nota di questo valore per aggiornare il parametro “Pedal torque ADC step” nel configuratore.</text:p>
      <text:p text:style-name="P11">Attendere la fine di E04 lampeggiante, oppure cambiare livello per terminare la procedura.</text:p>
      <text:p text:style-name="P11">Questo parametro è utilizzato solo in modalità “Power assist”.</text:p>
      <text:p text:style-name="P42"><text:span text:style-name="T7">Attenzione, il valore calcolato </text:span><text:span text:style-name="T11">è inversamente proporzionale all’intervallo ADC del sensore di coppia e</text:span><text:span text:style-name="T7"> può</text:span><text:span text:style-name="T3"> essere molto diverso da quello di default, tanto da richiedere una modifica dei valori di assistenza a tutti i livelli di “Power assist”.</text:span></text:p>
      <text:p text:style-name="P8">Questa calibrazione non è indispensabile, è consigliata solo se si desidera un calcolo preciso della potenza umana ed eventualmente visualizzarla a display.</text:p>
      <text:p text:style-name="P43"><text:span text:style-name="T8">In alternativa, è </text:span><text:span text:style-name="T12">possibile calcolare un valore stimato di “Pedal torque ADC step“ per un peso di 24 kg. Il valore è meno preciso di quello ottenuto con la calibrazione, ma è adeguato allo scopo.</text:span></text:p>
      <text:p text:style-name="P51">Vedere la funzione “Pedal torque ADC step. Estimated (24 kg)” nel manuale del configuratore.</text:p>
      <text:p text:style-name="P45"><text:span text:style-name="T5">Attenzione:</text:span><text:span text:style-name="T8"> La proce</text:span><text:span text:style-name="T12">dura descritta si applica al parametro “Pedal torque ADC step” che è utilizzato solo con “Torque sensor calibrated” disabilitato o “Torque sensor advanced” disabilitato.</text:span></text:p>
      <text:p text:style-name="P52">Se si effettua la calibrazione ADC del sensore di coppia e si inseriscono i valori nel configuratore, il parametro utilizzato per il calcolo della potenza umana e del rapporto % potenza umana / potenza motore, è “Pedal torque ADC step advanced”.</text:p>
      <text:p text:style-name="P46"><text:span text:style-name="T12">“Torque sensor calibrated” e “Torque sensor advanced” devono essere abilitati.</text:span></text:p>
      <text:p text:style-name="P52">Anche questo parametro può essere verificato con una calibrazione, la procedura è la stessa descritta in precedenza, prestando attenzione ad alcune impostazioni nel configuratore:</text:p>
      <text:p text:style-name="P52">Inserire i valori ottenuti dalla calibrazione in “Pedal torque ADC offset” e “Pedal torque ADC max”.</text:p>
      <text:p text:style-name="P46"><text:span text:style-name="T12">“Torque sensor calibrated” e “Torque sensor advanced un startup” devono essere abilitati.</text:span></text:p>
      <text:p text:style-name="P53">Impostare “Pedal torque ADC offset adjustment” a -6 e “Pedal torque ADC range adjustment” a -20 e “Pedal torque ADC angle adjustment” a -20 (solo per la calibrazione, poi possono essere modificati).</text:p>
      <text:p text:style-name="P52">Il valore ottenuto è indipendente dalla gamma del sensore di coppia e non deve essere molto diverso da 34.</text:p>
      <text:p text:style-name="P37">Calibrazione meccanica del sensore di coppia.</text:p>
      <text:p text:style-name="P9">Quando la gamma di lavoro del sensore di coppia è molto limitata, può essere necessaria una calibrazione meccanica.</text:p>
      <text:p text:style-name="P8">Seguire le istruzioni su GitHub:</text:p>
      <text:p text:style-name="P8">https://github.com/bbeschea/TSDZ2_wiki/wiki/Torque-sensor-hardware-calibration</text:p>
      <text:p text:style-name="P8">Impostazione provvisoria nel configuratore:</text:p>
      <text:p text:style-name="P8">"Data 1" = 6 (adc torque sensor 10b)</text:p>
      <text:p text:style-name="P34">"Time to displayed data 1" = 0</text:p>
      <text:p text:style-name="P34">"Number of data displayed at lights on" = 1</text:p>
      <text:p text:style-name="P8">Dopo avere acceso il display e acceso le luci, sarà visualizzato il valore del torque per tutto il tempo necessario.</text:p>
      <text:p text:style-name="P29">Scelta configurazione luci</text:p>
      <text:p text:style-name="P9">Sono disponibili 3 modalità oltre quella di default, scegliere quella preferita.</text:p>
      <text:p text:style-name="P8">Default <text:s/>Con comando luci ON, accese</text:p>
      <text:p text:style-name="P11">E02<text:tab/> <text:s text:c="3"/>Con comando luci ON, lampeggianti, si alterna con la modalità di default</text:p>
      <text:p text:style-name="P11">E03<text:tab/> <text:s text:c="3"/>Con comando luci ON, accese e lampeggio veloce in frenata anche con comando luci OFF</text:p>
      <text:p text:style-name="P11">E04<text:tab/> <text:s text:c="3"/>Con comando luci ON, lampeggianti e accese in frenata anche con comando luci OFF</text:p>
      <text:p text:style-name="P9"><text:soft-page-break/>Le modalità in frenata, sono disponibili solo con sensori dei freni installati.</text:p>
      <text:p text:style-name="P11">Per altre modalità consultare la guida alla configurazione dei parametri.</text:p>
      <text:p text:style-name="P8">La configurazione delle luci si imposta a livello 4, come indicato nella tabella precedente, premendo il tasto luci 2 volte (on/off) per ogni posizione. Per l’utilizzo, le luci devono essere abilitate anche nel configuratore.</text:p>
      <text:p text:style-name="P9">Le posizioni E03, E04, possono essere utilizzate per funzioni alternative, vedere la guida al configuratore.</text:p>
      <text:p text:style-name="P8">E03 - Per abilitare/disabilitare l’assistenza in partenza senza la rotazione del pedali</text:p>
      <text:p text:style-name="P8">E04 - Per abilitare l’assistenza anche in presenza di un errore, esempio un guasto a un sensore.</text:p>
      <text:p text:style-name="P8"/>
      <text:p text:style-name="P26">Impostazioni del display originale.</text:p>
      <text:p text:style-name="P9">Note sulle impostazioni nel menu delle funzioni nascoste dei display.</text:p>
      <text:p text:style-name="P11">Consultare il manuale del modello installato.</text:p>
      <text:p text:style-name="P10">- 6 km/h, se presente impostare a 1-ON per usare la modalità walk assist. Abilitare anche nel configuratore.</text:p>
      <text:p text:style-name="P20"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20">- speed units, unità di misura di velocità e contachilometri. Impostare quelle preferite km/h-km o mph-miglia. Impostare le stesse unità di misura anche nel configuratore.</text:p>
      <text:p text:style-name="P20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22">Rimane comunque sempre attivo il limite di velocità in modalità STREET.</text:p>
      <text:p text:style-name="P23">Attenzione, quando il limite di velocità a display è inferiore a quello in modalità STREET, quello a display ha la priorità.</text:p>
      <text:p text:style-name="P23">Esempio:</text:p>
      <text:p text:style-name="P23"><text:tab/>- limite a display 30 km/h, limite STREET 25 km/h, limite utilizzato 25 km/h</text:p>
      <text:p text:style-name="P23"><text:tab/>- limite a display 20 km/h, limite STREET 25 km/h, limite utilizzato 20 km/h</text:p>
      <text:p text:style-name="P55"><text:span text:style-name="T8">- TE e TE1 (solo con display VLCD5). Valori del torque sensor, solo visualizzazione.</text:span></text:p>
      <text:p text:style-name="P54">Utili nella procedura di calibrazione.</text:p>
      <text:p text:style-name="P56"><text:span text:style-name="T12"><text:tab/><text:tab/>- TE, valore adc senza spinta sui pedali. Da inserire in “Pedal torque ADC offset”.</text:span></text:p>
      <text:p text:style-name="P56"><text:span text:style-name="T12"><text:tab/><text:tab/>- TE1, pedal torque delta, il valore a vuoto è zero, aumenta con la spinta sui pedali.</text:span></text:p>
      <text:h text:style-name="P57" text:outline-level="1"><text:span text:style-name="T12">Il valore da inserire in “Pedal torque ADC max”, è il valore massimo (ottenuto con ciclista in piedi, sul pedale destro in posizione orizzontale) sommato al valore di TE”.</text:span></text:h>
      <text:p text:style-name="P21"/>
      <text:p text:style-name="P23"/>
      <text:p text:style-name="P5">CODICI ERRORE</text:p>
      <text:p text:style-name="P9">Gli errori e i relativi codici elencati nei manuali originali dei display, non sono più validi.</text:p>
      <text:p text:style-name="P8">Attenzione, la presenza di un errore disabilita l’assistenza in tutte le modalità.</text:p>
      <text:p text:style-name="P11">E’ comunque possibile forzare l’assistenza anche con un errore se questo è causato da un problema a un <text:s/>sensore. Di coppia, di cadenza o di velocità.</text:p>
      <text:p text:style-name="P11">Si dovrà scegliere la modalità di assistenza che non prevede l’utilizzo del sensore guasto.</text:p>
      <text:p text:style-name="P8">Nel configuratore “Lights mode 3” deve essere impostato a 10 – “Assistance with sensors error”.</text:p>
      <text:p text:style-name="P8">Abilitare a livello 4-TURBO, E04 - ASSIST WITH SENSORS ERROR, premendo il tasto luci 2 + 2 + 2 volte fino a E04 lampeggiante. Attenzione, questa funzione non è impostabile nel configuratore, all’accensione è sempre disabilitata, è comunque possibile salvare l’impostazione in eeprom sul display.</text:p>
      <text:p text:style-name="P8">Usare solo in caso di necessità, con questa funzione abilitata ci sono delle limitazioni nell’assistenza.</text:p>
      <text:p text:style-name="P8"/>
      <text:p text:style-name="P8">Codici e descrizione degli errori:</text:p>
      <text:p text:style-name="P9">E01 - ERROR_OVERVOLTAGE (E06 lampeggiante per XH18)</text:p>
      <text:p text:style-name="P9">Tensione della batteria superiore al valore massimo previsto.</text:p>
      <text:p text:style-name="P11">Probabile errore nell’impostazione dei parametri della batteria.</text:p>
      <text:p text:style-name="P9"><text:soft-page-break/>E02 - ERROR_TORQUE_SENSOR</text:p>
      <text:p text:style-name="P9">Potrebbe essersi verificato un problema meccanico con il sensore di coppia oppure la calibrazione all’avvio non è stata eseguita correttamente.</text:p>
      <text:p text:style-name="P11">Probabilmente è stata applicata una spinta sui pedali durante l’accensione.</text:p>
      <text:p text:style-name="P11">Spegnere e riaccendere in modo che il sistema possa ricalibrarsi, senza forzare sui pedali.</text:p>
      <text:p text:style-name="P11">Se è abilitata la funzione “Torque sensor advanced”, controllare a display se il valore di “Pedal torque ADC offset” con pedali liberi <text:s/>e di “Pedal torque ADC max” con massimo sforzo, corrispondono a quelli inseriti nel configuratore.</text:p>
      <text:p text:style-name="P9">E03 - ERROR_CADENCE_SENSOR</text:p>
      <text:p text:style-name="P9">Durante la pedalata non vengono generati impulsi dal sensore di cadenza, probabilmente guasto.</text:p>
      <text:p text:style-name="P9">E04 - ERROR_MOTOR_BLOCKED</text:p>
      <text:p text:style-name="P9">Motore o ruota bloccata, assorbimento di corrente eccessivo senza la rotazione del motore.</text:p>
      <text:p text:style-name="P11">Assicurarsi che non ci sia un problema meccanico.</text:p>
      <text:p text:style-name="P11">Dopo 6 secondi l’errore scompare e si può riutilizzare la bici.</text:p>
      <text:p text:style-name="P11">Se l’errore si ripete, controllare i parametri “Error motor blocked” nel configuratore.</text:p>
      <text:p text:style-name="P40">E05 – ERROR_MOTOR_CHECK (E03 lampeggiante per XH18)</text:p>
      <text:p text:style-name="P40">Dati incoerenti nel controllo incrociato dei parametri motore. Spegnere e riaccendere il display.</text:p>
      <text:p text:style-name="P9">E06 - ERROR_OVERTEMPERATURE</text:p>
      <text:p text:style-name="P9">Se nel configuratore è abilitato il parametro “Temperature error with min limit”, segnala che la temperatura del motore ha superato il valore minimo impostato.</text:p>
      <text:p text:style-name="P11">Il motore sta funzionando con potenza limitata.</text:p>
      <text:p text:style-name="P11">La potenza diminuisce gradualmente fino al limite massimo di temperatura, poi il motore si ferma.</text:p>
      <text:p text:style-name="P11">Se invece il parametro <text:s/>è disabilitato, il codice errore segnala il superamento del limite di temperatura massimo, il motore si è fermato dopo la limitazione di potenza.</text:p>
      <text:p text:style-name="P11">Solo con sensore di temperatura installato.</text:p>
      <text:p text:style-name="P32">E08 - ERROR_SPEED_SENSOR</text:p>
      <text:p text:style-name="P9">Sensore di velocità guasto o magnete troppo distante.</text:p>
      <text:p text:style-name="P9">E09 - ERROR_WRITE_EEPROM (E08 lampeggiante per XH18)</text:p>
      <text:p text:style-name="P9">Errore durante la scrittura in eeprom. Spegnere e riaccendere per riprovare.</text:p>
      <text:p text:style-name="P11">La scrittura in eeprom avviene solo alla prima accensione dopo avere caricato il programma, oppure manualmente tramite la funzione a display.</text:p>
      <text:p text:style-name="P11"/>
      <text:p text:style-name="P43"><text:span text:style-name="T5">Attenzione</text:span><text:span text:style-name="T8">, ci sono errori che disabilitano l’assistenza, ma non possono essere segnalati con un codice a display.</text:span></text:p>
      <text:p text:style-name="P39">Esempio: interruzione della comunicazione tra motore e display, oppure problemi nell’esecuzione del programma.</text:p>
      <text:p text:style-name="P39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2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83cm" svg:height="0.441cm" draw:z-index="6"><draw:text-box><text:p text:style-name="Footer"><text:span text:style-name="Page_20_Number"><text:span text:style-name="MT1"><text:page-number text:select-page="current">7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0:28:00</meta:creation-date>
    <dc:date>2022-02-20T10:44:54.550000000</dc:date>
    <meta:print-date>2022-02-20T10:44:58.566000000</meta:print-date>
    <meta:editing-cycles>333</meta:editing-cycles>
    <meta:editing-duration>P3DT22H23M26S</meta:editing-duration>
    <meta:generator>LibreOffice/7.2.3.2$Windows_X86_64 LibreOffice_project/d166454616c1632304285822f9c83ce2e660fd92</meta:generator>
    <meta:document-statistic meta:table-count="0" meta:image-count="0" meta:object-count="0" meta:page-count="7" meta:paragraph-count="240" meta:word-count="3709" meta:character-count="23967" meta:non-whitespace-character-count="20287"/>
  </office:meta>
</office:document-meta>
</file>